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 style:list-style-name="L2">
      <style:text-properties fo:font-weight="bold" style:font-weight-asian="bold" style:font-weight-complex="bold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pan text:style-name="T1">Scope</text:span>: This document describes how a project will begin and executed.</text:p>
      <text:p text:style-name="Standard"/>
      <text:p text:style-name="P1">Project Folder:</text:p>
      <text:p text:style-name="P1"/>
      <text:p text:style-name="P2">On confirmation of any project, the project will first be listed in the ProjectList document,.</text:p>
      <text:p text:style-name="P2">ProjectList Document will hold the basic requirements and consideration of the project with its application and also define the time line for Project. </text:p>
      <text:p text:style-name="P1"/>
      <text:list xml:id="list5140151475281147041" text:style-name="L1">
        <text:list-item>
          <text:p text:style-name="P4">ProjectName ---&gt; </text:p>
          <text:list>
            <text:list-item>
              <text:p text:style-name="P4">Design consideration</text:p>
            </text:list-item>
            <text:list-item>
              <text:p text:style-name="P4">Software</text:p>
            </text:list-item>
            <text:list-item>
              <text:p text:style-name="P4">Hardware</text:p>
            </text:list-item>
            <text:list-item>
              <text:p text:style-name="P4">PCB</text:p>
            </text:list-item>
            <text:list-item>
              <text:p text:style-name="P4">CAD</text:p>
            </text:list-item>
            <text:list-item>
              <text:p text:style-name="P4">Results</text:p>
            </text:list-item>
            <text:list-item>
              <text:p text:style-name="P4">DailyLog.ods</text:p>
            </text:list-item>
          </text:list>
        </text:list-item>
      </text:list>
      <text:p text:style-name="P1"/>
      <text:list xml:id="list5486972597903746981" text:style-name="L2">
        <text:list-item>
          <text:p text:style-name="P5">Software</text:p>
          <text:list>
            <text:list-item>
              <text:p text:style-name="P5">Working</text:p>
            </text:list-item>
            <text:list-item>
              <text:p text:style-name="P5">Final</text:p>
            </text:list-item>
            <text:list-item>
              <text:p text:style-name="P6"><text:span text:style-name="T2">Archive <text:s/></text:span><text:span text:style-name="T3">//Maximum of 3 ver of project(will always be available on git so "chill")</text:span></text:p>
            </text:list-item>
          </text:list>
        </text:list-item>
      </text:list>
      <text:p text:style-name="Standard"><text:span text:style-name="T2"/></text:p>
      <text:list xml:id="list3011279520964239448" text:style-name="L3">
        <text:list-item>
          <text:p text:style-name="P7"><text:span text:style-name="T2">Hardware</text:span></text:p>
          <text:list>
            <text:list-item>
              <text:p text:style-name="P7"><text:span text:style-name="T2">Working</text:span></text:p>
              <text:list>
                <text:list-item>
                  <text:p text:style-name="P7"><text:span text:style-name="T2">Design Calculations</text:span></text:p>
                </text:list-item>
                <text:list-item>
                  <text:p text:style-name="P7"><text:span text:style-name="T2">Practical Observation</text:span></text:p>
                </text:list-item>
              </text:list>
            </text:list-item>
            <text:list-item>
              <text:p text:style-name="P7"><text:span text:style-name="T2">Final </text:span></text:p>
            </text:list-item>
            <text:list-item>
              <text:p text:style-name="P7"><text:span text:style-name="T2">Archive</text:span></text:p>
            </text:list-item>
            <text:list-item>
              <text:p text:style-name="P7"><text:span text:style-name="T2">Component Datasheets</text:span></text:p>
              <text:p text:style-name="P7"><text:span text:style-name="T2"/></text:p>
            </text:list-item>
          </text:list>
        </text:list-item>
      </text:list>
      <text:list xml:id="list20577927" text:continue-list="list5140151475281147041" text:style-name="L1">
        <text:list-item>
          <text:list>
            <text:list-header>
              <text:p text:style-name="P4"/>
            </text:list-header>
          </text:list>
        </text:list-item>
      </text:list>
      <text:p text:style-name="P1"/>
      <text:list xml:id="list20546762" text:continue-numbering="true" text:style-name="L1">
        <text:list-header>
          <text:p text:style-name="P4"/>
        </text:list-header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37S</meta:editing-duration>
    <meta:editing-cycles>7</meta:editing-cycles>
    <meta:generator>OpenOffice/4.1.5$Win32 OpenOffice.org_project/415m1$Build-9789</meta:generator>
    <dc:date>2019-07-18T00:35:57.01</dc:date>
    <dc:creator>Ashwini Kumar Gupta</dc:creator>
    <meta:document-statistic meta:table-count="0" meta:image-count="0" meta:object-count="0" meta:page-count="1" meta:paragraph-count="23" meta:word-count="108" meta:character-count="635"/>
    <meta:user-defined meta:name="Info 1"/>
    <meta:user-defined meta:name="Info 2"/>
    <meta:user-defined meta:name="Info 3"/>
    <meta:user-defined meta:name="Info 4"/>
  </office:meta>
</office:document-meta>
</file>